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</style:style>
    <style:style style:name="ce5" style:family="table-cell" style:parent-style-name="Default" style:data-style-name="N41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table:number-columns-repeated="2"/>
          <table:table-cell table:style-name="ce4" table:formula="of:=SUM([.C3:.C13])" office:value-type="time" office:time-value="PT05H27M00S" calcext:value-type="time">
            <text:p>05:27:00</text:p>
          </table:table-cell>
          <table:table-cell table:style-name="ce5" table:formula="of:=SUM([.D3:.D13])" office:value-type="time" office:time-value="PT04H18M55S" calcext:value-type="time">
            <text:p>04:18:55</text:p>
          </table:table-cell>
          <table:table-cell table:style-name="ce1"/>
          <table:table-cell table:style-name="ce6" table:formula="of:=AVERAGE([.F3:.F13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bjectifs</text:p>
          </table:table-cell>
          <table:table-cell table:style-name="ce1" office:value-type="string" calcext:value-type="string">
            <text:p>Etap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eation de donnees</text:p>
          </table:table-cell>
          <table:table-cell office:value-type="string" calcext:value-type="string">
            <text:p>generer mots binair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office:value-type="time" office:time-value="PT00H06M00S" calcext:value-type="time">
            <text:p>00:06:00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enerer langag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C4]-[.G4]" office:value-type="time" office:time-value="PT00H07M34S" calcext:value-type="time">
            <text:p>00:07:3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propriétés numériques d’un langage 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 table:formula="of:=[.G5]-[.H5]" office:value-type="time" office:time-value="PT02H26M17S" calcext:value-type="time">
            <text:p>02:26:17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4" office:value-type="time" office:time-value="PT00H03M43S" calcext:value-type="time">
            <text:p>00:03:43</text:p>
          </table:table-cell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données complètes pour notre modèle de machine learning</text:p>
          </table:table-cell>
          <table:table-cell table:style-name="ce4" office:value-type="time" office:time-value="PT00H45M00S" calcext:value-type="time">
            <text:p>00:45:00</text:p>
          </table:table-cell>
          <table:table-cell table:style-name="ce4"/>
          <table:table-cell table:style-name="ce4" table:formula="of:=[.C6]-[.D6]" office:value-type="time" office:time-value="PT00H45M00S" calcext:value-type="time">
            <text:p>00:45:00</text:p>
          </table:table-cell>
          <table:table-cell table:style-name="ce7" table:formula="of:=[.D6]/([.D6]+[.E6])" office:value-type="percentage" office:value="0" calcext:value-type="percentage">
            <text:p>0,00 %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oir si on peut travailler la maniere dont on forme les donnees</text:p>
          </table:table-cell>
          <table:table-cell table:number-columns-repeated="2" table:style-name="ce4" office:value-type="time" office:time-value="PT01H30M00S" calcext:value-type="time">
            <text:p>01:3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tsy poinsa ty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reation du modele</text:p>
          </table:table-cell>
          <table:table-cell office:value-type="string" calcext:value-type="string">
            <text:p>Choisir un modele de classification avec "pourquoi"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8]-[.G8]" office:value-type="time" office:time-value="PT00H09M04S" calcext:value-type="time">
            <text:p>00:09:0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style-name="ce4" office:value-type="time" office:time-value="PT00H05M56S" calcext:value-type="time">
            <text:p>00:05:56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stocker le modele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/>
          <table:table-cell table:style-name="ce4" table:formula="of:=[.C9]-[.D9]" office:value-type="time" office:time-value="PT00H15M00S" calcext:value-type="time">
            <text:p>00:15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cript de prediction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/>
          <table:table-cell table:style-name="ce4" table:formula="of:=[.C10]-[.D10]" office:value-type="time" office:time-value="PT00H08M00S" calcext:value-type="time">
            <text:p>00:08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ppli web</text:p>
          </table:table-cell>
          <table:table-cell office:value-type="string" calcext:value-type="string">
            <text:p>choix de langage pour la page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4">
          <table:table-cell table:style-name="Default"/>
          <table:table-cell office:value-type="string" calcext:value-type="string">
            <text:p>page pour saisir un langage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2]-[.D12]" office:value-type="time" office:time-value="PT00H20M00S" calcext:value-type="time">
            <text:p>00:20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affichage du resultat: prediction du modele vs algorithme de Sardina et Paterson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3]-[.D13]" office:value-type="time" office:time-value="PT00H20M00S" calcext:value-type="time">
            <text:p>00:2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9">
          <table:table-cell table:number-columns-repeated="2"/>
          <table:table-cell table:style-name="Default"/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9" table:number-rows-repeated="6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2T11:54:07.237000000</dc:date>
    <meta:editing-duration>PT4H51M3S</meta:editing-duration>
    <meta:editing-cycles>12</meta:editing-cycles>
    <meta:generator>LibreOffice/7.2.4.1$Windows_X86_64 LibreOffice_project/27d75539669ac387bb498e35313b970b7fe9c4f9</meta:generator>
    <meta:document-statistic meta:table-count="1" meta:cell-count="66" meta:object-count="0"/>
  </office:meta>
</office:document-meta>
</file>